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Monospace" svg:font-family="Monospace"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Standard">
      <style:text-properties officeooo:rsid="000b5d07" officeooo:paragraph-rsid="000b5d07"/>
    </style:style>
    <style:style style:name="P2" style:family="paragraph" style:parent-style-name="Standard">
      <style:text-properties officeooo:rsid="000d4376" officeooo:paragraph-rsid="000b5d07"/>
    </style:style>
    <style:style style:name="P3" style:family="paragraph" style:parent-style-name="Standard">
      <style:text-properties officeooo:rsid="000d4376" officeooo:paragraph-rsid="000d4376"/>
    </style:style>
    <style:style style:name="P4" style:family="paragraph" style:parent-style-name="Standard">
      <style:text-properties officeooo:rsid="0010927a" officeooo:paragraph-rsid="0010927a"/>
    </style:style>
    <style:style style:name="P5" style:family="paragraph" style:parent-style-name="Standard">
      <style:text-properties officeooo:rsid="0012da39" officeooo:paragraph-rsid="0012da39"/>
    </style:style>
    <style:style style:name="P6" style:family="paragraph" style:parent-style-name="Standard">
      <style:text-properties officeooo:rsid="00146298" officeooo:paragraph-rsid="00146298"/>
    </style:style>
    <style:style style:name="P7" style:family="paragraph" style:parent-style-name="Standard">
      <style:text-properties officeooo:rsid="00168701" officeooo:paragraph-rsid="00168701"/>
    </style:style>
    <style:style style:name="P8" style:family="paragraph" style:parent-style-name="Standard">
      <style:text-properties officeooo:rsid="00187ba9" officeooo:paragraph-rsid="00187ba9"/>
    </style:style>
    <style:style style:name="P9" style:family="paragraph" style:parent-style-name="Standard">
      <style:text-properties officeooo:rsid="001a2bb3" officeooo:paragraph-rsid="001a2bb3"/>
    </style:style>
    <style:style style:name="P10" style:family="paragraph" style:parent-style-name="Standard">
      <style:text-properties officeooo:rsid="001b336c" officeooo:paragraph-rsid="001b336c"/>
    </style:style>
    <style:style style:name="P11" style:family="paragraph" style:parent-style-name="Standard">
      <style:text-properties officeooo:rsid="001b336c" officeooo:paragraph-rsid="002cbdbc"/>
    </style:style>
    <style:style style:name="P12" style:family="paragraph" style:parent-style-name="Standard">
      <style:text-properties officeooo:rsid="001b336c" officeooo:paragraph-rsid="002e3b41"/>
    </style:style>
    <style:style style:name="P13" style:family="paragraph" style:parent-style-name="Standard">
      <style:text-properties officeooo:rsid="001b40b5" officeooo:paragraph-rsid="001b40b5"/>
    </style:style>
    <style:style style:name="P14" style:family="paragraph" style:parent-style-name="Standard">
      <style:text-properties officeooo:rsid="001fd200" officeooo:paragraph-rsid="001fd200"/>
    </style:style>
    <style:style style:name="P15" style:family="paragraph" style:parent-style-name="Standard">
      <style:text-properties officeooo:rsid="002285a7" officeooo:paragraph-rsid="002285a7"/>
    </style:style>
    <style:style style:name="P16" style:family="paragraph" style:parent-style-name="Standard">
      <style:text-properties officeooo:rsid="0023f192" officeooo:paragraph-rsid="0023f192"/>
    </style:style>
    <style:style style:name="P17" style:family="paragraph" style:parent-style-name="Standard">
      <style:text-properties officeooo:rsid="00259489" officeooo:paragraph-rsid="00259489"/>
    </style:style>
    <style:style style:name="P18" style:family="paragraph" style:parent-style-name="Standard">
      <style:text-properties officeooo:rsid="00259489" officeooo:paragraph-rsid="00261ff0"/>
    </style:style>
    <style:style style:name="P19" style:family="paragraph" style:parent-style-name="Standard">
      <style:text-properties officeooo:rsid="00261ff0" officeooo:paragraph-rsid="00261ff0"/>
    </style:style>
    <style:style style:name="P20" style:family="paragraph" style:parent-style-name="Standard">
      <style:text-properties officeooo:rsid="002b11e0" officeooo:paragraph-rsid="002b11e0"/>
    </style:style>
    <style:style style:name="P21" style:family="paragraph" style:parent-style-name="Standard">
      <style:text-properties officeooo:rsid="0027ea2f" officeooo:paragraph-rsid="0027ea2f"/>
    </style:style>
    <style:style style:name="P22" style:family="paragraph" style:parent-style-name="Standard">
      <style:text-properties officeooo:rsid="002e3b41" officeooo:paragraph-rsid="002e3b41"/>
    </style:style>
    <style:style style:name="P23" style:family="paragraph" style:parent-style-name="Standard">
      <style:text-properties officeooo:rsid="002cbdbc" officeooo:paragraph-rsid="002e3b41"/>
    </style:style>
    <style:style style:name="P24" style:family="paragraph" style:parent-style-name="Standard">
      <style:text-properties officeooo:rsid="002c7f76" officeooo:paragraph-rsid="002e3b41"/>
    </style:style>
    <style:style style:name="P25" style:family="paragraph" style:parent-style-name="Standard">
      <style:text-properties officeooo:rsid="002dae02" officeooo:paragraph-rsid="002e3b41"/>
    </style:style>
    <style:style style:name="P26" style:family="paragraph" style:parent-style-name="Standard">
      <style:text-properties officeooo:rsid="00321fd3" officeooo:paragraph-rsid="00321fd3"/>
    </style:style>
    <style:style style:name="P27" style:family="paragraph" style:parent-style-name="Standard">
      <style:text-properties officeooo:rsid="00321fd3" officeooo:paragraph-rsid="00350842"/>
    </style:style>
    <style:style style:name="P28" style:family="paragraph" style:parent-style-name="Standard">
      <style:text-properties officeooo:rsid="0037c409" officeooo:paragraph-rsid="00321fd3"/>
    </style:style>
    <style:style style:name="P29" style:family="paragraph" style:parent-style-name="Standard">
      <style:text-properties officeooo:rsid="0037c409" officeooo:paragraph-rsid="0037c409"/>
    </style:style>
    <style:style style:name="P30" style:family="paragraph" style:parent-style-name="Standard">
      <style:text-properties officeooo:rsid="00390a09" officeooo:paragraph-rsid="00390a09"/>
    </style:style>
    <style:style style:name="P31" style:family="paragraph" style:parent-style-name="Standard">
      <style:text-properties officeooo:rsid="003b380d" officeooo:paragraph-rsid="003b380d"/>
    </style:style>
    <style:style style:name="P32" style:family="paragraph" style:parent-style-name="Standard">
      <style:text-properties officeooo:paragraph-rsid="003b380d"/>
    </style:style>
    <style:style style:name="P33" style:family="paragraph" style:parent-style-name="Standard">
      <style:text-properties fo:color="#000000" style:font-name="Monospace" fo:font-size="10pt" officeooo:rsid="003b380d" officeooo:paragraph-rsid="003b380d" fo:background-color="#e8f2fe" style:font-size-asian="10pt"/>
    </style:style>
    <style:style style:name="P34" style:family="paragraph" style:parent-style-name="Standard">
      <style:text-properties officeooo:rsid="003d565e" officeooo:paragraph-rsid="003d565e"/>
    </style:style>
    <style:style style:name="P35" style:family="paragraph" style:parent-style-name="Standard">
      <style:text-properties officeooo:rsid="003d565e" officeooo:paragraph-rsid="003d565e"/>
    </style:style>
    <style:style style:name="P36" style:family="paragraph" style:parent-style-name="Standard">
      <style:text-properties officeooo:rsid="00405af2" officeooo:paragraph-rsid="00405af2"/>
    </style:style>
    <style:style style:name="P37" style:family="paragraph" style:parent-style-name="Standard">
      <style:text-properties officeooo:rsid="0041ef4b" officeooo:paragraph-rsid="003d565e"/>
    </style:style>
    <style:style style:name="P38" style:family="paragraph" style:parent-style-name="Standard">
      <style:text-properties officeooo:rsid="0041ef4b" officeooo:paragraph-rsid="0041ef4b"/>
    </style:style>
    <style:style style:name="P39" style:family="paragraph" style:parent-style-name="Standard">
      <style:text-properties officeooo:rsid="004527dc" officeooo:paragraph-rsid="004527dc"/>
    </style:style>
    <style:style style:name="P40" style:family="paragraph" style:parent-style-name="Standard">
      <style:text-properties officeooo:rsid="0046efae" officeooo:paragraph-rsid="0046efae"/>
    </style:style>
    <style:style style:name="P41" style:family="paragraph" style:parent-style-name="Standard">
      <style:text-properties officeooo:rsid="0048670e" officeooo:paragraph-rsid="0048670e"/>
    </style:style>
    <style:style style:name="T1" style:family="text">
      <style:text-properties officeooo:rsid="0010f740"/>
    </style:style>
    <style:style style:name="T2" style:family="text">
      <style:text-properties officeooo:rsid="00146298"/>
    </style:style>
    <style:style style:name="T3" style:family="text">
      <style:text-properties officeooo:rsid="001e0129"/>
    </style:style>
    <style:style style:name="T4" style:family="text">
      <style:text-properties officeooo:rsid="002c86bf"/>
    </style:style>
    <style:style style:name="T5" style:family="text">
      <style:text-properties officeooo:rsid="002f0d40"/>
    </style:style>
    <style:style style:name="T6" style:family="text">
      <style:text-properties officeooo:rsid="00341f3c"/>
    </style:style>
    <style:style style:name="T7" style:family="text">
      <style:text-properties officeooo:rsid="00350842"/>
    </style:style>
    <style:style style:name="T8" style:family="text">
      <style:text-properties officeooo:rsid="0035b6e7"/>
    </style:style>
    <style:style style:name="T9" style:family="text">
      <style:text-properties officeooo:rsid="0037b6e9"/>
    </style:style>
    <style:style style:name="T10" style:family="text">
      <style:text-properties officeooo:rsid="00390a09"/>
    </style:style>
    <style:style style:name="T11" style:family="text">
      <style:text-properties fo:color="#000000" style:font-name="Monospace" fo:font-size="10pt" fo:background-color="#e8f2fe" loext:char-shading-value="0" style:font-size-asian="10pt"/>
    </style:style>
    <style:style style:name="T12" style:family="text">
      <style:text-properties fo:color="#0000c0" style:font-name="Monospace" fo:font-size="10pt" fo:background-color="#e8f2fe" loext:char-shading-value="0" style:font-size-asian="10pt"/>
    </style:style>
    <style:style style:name="T13" style:family="text">
      <style:text-properties fo:color="#7f0055" style:font-name="Monospace" fo:font-size="10pt" fo:font-weight="bold" fo:background-color="#e8f2fe" loext:char-shading-value="0" style:font-size-asian="10pt" style:font-weight-asian="bold"/>
    </style:style>
    <style:style style:name="T14" style:family="text">
      <style:text-properties fo:color="#2a00ff" style:font-name="Monospace" fo:font-size="10pt" fo:background-color="#e8f2fe" loext:char-shading-value="0" style:font-size-asian="10pt"/>
    </style:style>
    <style:style style:name="T15" style:family="text">
      <style:text-properties fo:color="#2a00ff" style:font-name="Monospace" fo:font-size="10pt" style:text-underline-style="solid" style:text-underline-width="auto" style:text-underline-color="font-color" fo:background-color="#e8f2fe" loext:char-shading-value="0" style:font-size-asian="10pt"/>
    </style:style>
    <style:style style:name="T16" style:family="text">
      <style:text-properties officeooo:rsid="00449eb2"/>
    </style:style>
    <style:style style:name="T17" style:family="text">
      <style:text-properties officeooo:rsid="004a63f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na218: Hercules ARM CORTEX R4/R5기반 MCU에서 인터럽트와 예외 처리</text:p>
      <text:p text:style-name="P2"/>
      <text:p text:style-name="P2">Spna219:예제 분석</text:p>
      <text:p text:style-name="P3">HALCOGEN interrupt 설정에서 인터럽트 모드가 Dispatch Mode, Vector Mode 가 있는데 이중 Dispatch Mode를 사용 이때 Dispatch함수로 _irqDispatch ( )라는 어셈블리 함수를 사용함.</text:p>
      <text:p text:style-name="P4">해당모드를 사용하기 위해서는 R5-MPU-PMU 탭에서 Enable IRQ Handling via VIC Controller 옵션 해제가 필요.</text:p>
      <text:p text:style-name="P4">설정시 <text:span text:style-name="T2">HL_sys_intvecs.asm 파일의 dataEntry에 b _irqDispatch가 추가되어 해당 함수를 실행하게 됨.</text:span></text:p>
      <text:p text:style-name="P4">이를 통해서 <text:span text:style-name="T1">IRQ Vector가 HW를 통해서 <text:s/>fetch 될지 SW dispatch를 통해서 fetch 될지 선택이 가능</text:span></text:p>
      <text:p text:style-name="P5">CORTEX-R5는 HW적으로 nested <text:s/>Interrupt가 지원되지 않으므로 체크 해제 해서 소프트웨어를 통해서 동작하게끔 수정이 필요.</text:p>
      <text:p text:style-name="P8">테스트 결과 예제에서 nested interrupt는 rti인터럽트 간에만 보장이 되는 것으로 확인</text:p>
      <text:p text:style-name="P8">cap1, <text:s/>cap2간에는 nested 하게 발생 안하고 둘 중 하나 만 계속 인터럽트가 발생(UART 병목 때문)</text:p>
      <text:p text:style-name="P8">rtos에서는 아예 인터럽트가 발생 하지 않거나 하는 식으로 비정상 동작을 하였음. </text:p>
      <text:p text:style-name="P5"/>
      <text:p text:style-name="P6">SW를 통해 인터럽트를 실행할때 두 단계(어셈 핸들러-&gt;C핸들러 -&gt;어셈핸들러)로 구성</text:p>
      <text:p text:style-name="P6">1.어셈블어로 구현된 인터럽트 핸들러 _irqDispatch가 호출되어 실행</text:p>
      <text:p text:style-name="P6">2._irqDispatch내부에서 irqDispatch라는 C함수가 호출되어 적절한 인터럽트 핸들러 필요.</text:p>
      <text:p text:style-name="P6"/>
      <text:p text:style-name="P6"/>
      <text:p text:style-name="P6">앞으로 해야할일</text:p>
      <text:p text:style-name="P6">1.cortex R4/R5 인터럽트 구조를 이해하지 못하면 해당 코드 이해 불가 =&gt;SPNS 218문서 읽기</text:p>
      <text:p text:style-name="P6">2.nested interrupt 파악하기→SPNS 219문서.</text:p>
      <text:p text:style-name="P7">3.FREE_RTOS에 추가하기</text:p>
      <text:p text:style-name="P6"/>
      <text:p text:style-name="P6"/>
      <text:p text:style-name="P9">FREERTOS nested interrupt 구현</text:p>
      <text:p text:style-name="P9">FREERTOS에서는 컨텍스트 스위칭을 하는데 이부분을 nested interrupt에서 추가나 변경을 해 주어야 할 필요가 있다.</text:p>
      <text:p text:style-name="P9"/>
      <text:p text:style-name="P9">FREERTOS 컨텍스트 스위칭 관련 파일</text:p>
      <text:p text:style-name="P9">os_portasm.asm</text:p>
      <text:p text:style-name="P9">HL_sys_intevec.asm</text:p>
      <text:p text:style-name="P9">os_port.c</text:p>
      <text:p text:style-name="P9"/>
      <text:p text:style-name="P10">swi 발생 →context switching</text:p>
      <text:p text:style-name="P10"/>
      <text:p text:style-name="P10"/>
      <text:p text:style-name="P11"/>
      <text:p text:style-name="P10"/>
      <text:p text:style-name="P10"/>
      <text:p text:style-name="P10"/>
      <text:p text:style-name="P10"/>
      <text:p text:style-name="P10"/>
      <text:p text:style-name="P10"/>
      <text:p text:style-name="P10"/>
      <text:p text:style-name="P10"/>
      <text:p text:style-name="P10"/>
      <text:p text:style-name="P10"><text:soft-page-break/></text:p>
      <text:p text:style-name="P13">rtos에서 nested Interrupt 구현</text:p>
      <text:p text:style-name="P13">FreeRTOS에서 기존 nested interrupt 예제를 이식하면 prefetch abort가 발생하여 문제가 발생한다.</text:p>
      <text:p text:style-name="P13">FreeRTOS는 rti 기반으로 운영되는데 rti 인터럽트가 발생하면 원래 vPortPreemptiveTick 함수 호출 후 내부의 <text:s/><text:span text:style-name="T3">portRESTORE_CONTEXT 매크로 호출후 prefetch abort가 발생하여 중단된다. </text:span></text:p>
      <text:p text:style-name="P13"/>
      <text:p text:style-name="P14">해결방안</text:p>
      <text:p text:style-name="P14">1. 선택적으로 nested interrupt가 발생하게 만든다.</text:p>
      <text:p text:style-name="P14">2. 원인이된 컨텍스트 스위칭으로 보이므로 매크로를 지우고 디버깅.</text:p>
      <text:p text:style-name="P15">3. prefetch abort 원인 확인 → rti 인터럽트 핸들러(vPortPreemptiveTick)내부에서 portRESTORE_CONTEXT를 통해 context switching 을 마무리하고 다른 태스크로 넘어가서 동작하는데 이 때에 주소가 제대로 복구 되지 못하여 prefetch abort가 발생.</text:p>
      <text:p text:style-name="P15"/>
      <text:p text:style-name="P16">Context switching코드 분석 필요.</text:p>
      <text:p text:style-name="P14"/>
      <text:p text:style-name="P14"/>
      <text:p text:style-name="P18">Save Context 분석 결과 </text:p>
      <text:p text:style-name="P18">prefetch abort가 발생하는 원인은 동작 모드 차이로 추정</text:p>
      <text:p text:style-name="P17">TI에서 제공한 예제의 경우 CPS #31명령으로 인해 system mode에서 작업을 하지만 FreeRTOS에서 Context Switching 과정은 IRQ mode에서 동작.</text:p>
      <text:p text:style-name="P17"/>
      <text:p text:style-name="P17">TI 예제를 그대로 이식한 FreeRTOS에서는 IRQ mode에서 작업해야할 것 들을 system mode에서 작업하게 된다.</text:p>
      <text:p text:style-name="P17">System mode와 User mode는 서로 같은 레지스터를 사용하고 IRQ mode와는 다른 SP, SPSR, LR을 사용하는데 이것이 prefetch abort 원인으로 추정.</text:p>
      <text:p text:style-name="P17">Context Switching 에서 push 하는 순간 IRQ mode의 SP가 아닌 user mode의 SP가 변화하여 stack이 꼬여버리는 바람에 나중에 load 할때도 잘못된 위치에서 load하면서 prefetch abort가 발생한 것으로 추정.</text:p>
      <text:p text:style-name="P17"/>
      <text:p text:style-name="P20">Restore_context 코드중 </text:p>
      <text:p text:style-name="P20">SUBS 명령어는 예외에서 복귀 하는 명령어로 사용시 irq mode에서 user mode로 바뀐다.</text:p>
      <text:p text:style-name="P17"/>
      <text:p text:style-name="P17">해결방안</text:p>
      <text:p text:style-name="P19">1.초기에 rti interrupt를 별도로 처리.</text:p>
      <text:p text:style-name="P21">2.ti nested interrupt 코드 수정.</text:p>
      <text:p text:style-name="P22"/>
      <text:p text:style-name="P22"/>
      <text:p text:style-name="P23">2019/6/11</text:p>
      <text:p text:style-name="P24">구현한 interrupt dispatcher와 printf 사이에 원인을 알 수 없는 메모리 충돌이 있다. 이로 인해 본래 <text:span text:style-name="T4">main함수에 있던 변수의 값이 변해버리는 문제가 있었다.</text:span></text:p>
      <text:p text:style-name="P24">Tms570에서 Printf 함수의 경우 sysmem영역을 별도로 필요로 하는데 이 부분이 겹처서 일어난 것으로 추측.</text:p>
      <text:p text:style-name="P25">Printf 대신 UART를 사용하는 것이 나을 것 같다.</text:p>
      <text:p text:style-name="P12"/>
      <text:p text:style-name="P12"/>
      <text:p text:style-name="P22">2019/6/12</text:p>
      <text:p text:style-name="P22">nested interrupt를 시험삼아 구현해봤으나 치명적인 문제점 발견</text:p>
      <text:p text:style-name="P22">현재 구현한 코드에서 인터럽트 복귀시 subs명령을 이용해서 인터럽트 복귀를 했는데 이런식으로 nested interrupt를 구현할 경우 오류가 발생하여 irq 스택과 user 스택이 꼬이는 현상이 발생한다.</text:p>
      <text:p text:style-name="P22"><text:soft-page-break/>인터럽트가 1번만 발생한다면 상관 없지만 인터럽트중 인터럽트가 발생한 경우에 인터럽트 복귀를 subs명령어를 통해서 한다면 mode가 irq에서 user로 바뀌고 실행 중이던 인터럽트 핸들러로 복귀하는데 이시점에서 스택이 꼬이게 된다. 이로 인해 인터럽트가 중첩된 순간 정상적으로 태스크에 복귀하는 것이 불가능 해진다.</text:p>
      <text:p text:style-name="P26"/>
      <text:p text:style-name="P22"/>
      <text:p text:style-name="P22">=&gt; 이로 인해 <text:span text:style-name="T5">TI</text:span>나 <text:span text:style-name="T5">ARM에서는 interrupt를 irq mode가 아닌 system mode에서 처리한 것으로 보인다.</text:span></text:p>
      <text:p text:style-name="P22"/>
      <text:p text:style-name="P26">이를 처리하기 위해선 subs pc, lr, #4 명령 이전에 복귀할 곳이 인터럽트 인지 판정하고 <text:span text:style-name="T6">subs를 쓸지 mov를 쓸 지 선택할 필요가 있다.</text:span></text:p>
      <text:p text:style-name="P26"/>
      <text:p text:style-name="P27">현재 인터럽트 처리후 복귀주소가 <text:s/>인터럽트 루틴 내부인지 여부는 <text:span text:style-name="T7">nesting level을 설정하는 전역변수를 사용함으로써 가능하다. 초기값이 0이라 하고 interrupt가 <text:s/>발생할때마다 1씩 증가하고 끝날때마다 1씩 갑소시킨다면 이 level 값이 0이면 복귀주소는 태스크 일 것 이고 1이상인경우 인터럽트 서비스 루틴이라고 판정하는 것이 가능하다.</text:span></text:p>
      <text:p text:style-name="P27"/>
      <text:p text:style-name="P27"/>
      <text:p text:style-name="P27">발견한 버그</text:p>
      <text:p text:style-name="P27">1.인터럽트 mask할 때 잘못된 비트를 mask했다.</text:p>
      <text:p text:style-name="P27">0~127을 32bit레지스터로 표현하기 때문에 각각 1, 33, 65, 97을 빼서 시프트를 해준뒤 마스크를 해야했는데 그러지 않았다. 이로 <text:span text:style-name="T9">nested interrupt가 아니라 같은 인터럽트가 인터럽트 루틴 내부에서 반복 발생하는 현상이 벌어졌다.</text:span></text:p>
      <text:p text:style-name="P27"/>
      <text:p text:style-name="P27">2.<text:span text:style-name="T8">bit mask를 할때 자기 보다 낮은 우선순위만 mask해서 인터럽트 비활성화를 시켜야 했는데 낮은 우선순위 까지 해버렸다.</text:span></text:p>
      <text:p text:style-name="P28"/>
      <text:p text:style-name="P29">irq에서 interrupt되지 않는지 테스트를 해봤으나 enable_IRQ를 사용한다면 인터럽트 되는 것은 확인.</text:p>
      <text:p text:style-name="P29"/>
      <text:p text:style-name="P29"/>
      <text:p text:style-name="P30">2019/06/12</text:p>
      <text:p text:style-name="P30">6/11에 작성한 코드중 mask부분에 실수한 부분들을 발견했다.</text:p>
      <text:p text:style-name="P30"><text:span text:style-name="T11"><text:s/>vimREG-&gt;</text:span><text:span text:style-name="T12">REQMASKCLR1</text:span><text:span text:style-name="T11"> = ((0xFFFFFFFFU) &amp; (~vimREG→FIRQPR0));</text:span></text:p>
      <text:p text:style-name="Standard">에서 <text:span text:style-name="T10">FIQPR0는 FIQPR1으로 바뀌어야 한다 같은 실수를 다른 부분에서도 반복해서 하였다.</text:span></text:p>
      <text:p text:style-name="P31">Nested interrupt가 발생하지 않는 원인 발견.</text:p>
      <text:p text:style-name="P31">인터럽트 도중 Context switching을 막기위해 넣은 코드</text:p>
      <text:p text:style-name="P33">vimREG→REQMASKCLR0|=4;</text:p>
      <text:p text:style-name="P31">가 원인.</text:p>
      <text:p text:style-name="P31">이렇게 하면 특정 rti인터럽트를 나타내는 3번 bit만 1을 추가로 넣어서 clear할 수 있을 줄 알았으나</text:p>
      <text:p text:style-name="P31">이 코드는 사실 </text:p>
      <text:p text:style-name="P31">vimREG→REQMASKCLR0=vimREG→REQMASKCLR0 | 4</text:p>
      <text:p text:style-name="P31">와 같다.</text:p>
      <text:p text:style-name="P32"/>
      <text:p text:style-name="P31">REQMASKCLR0에는 현재 활성화된 인터럽트들의 정보를 가지고 있으며 1을 쓴 bit는 0으로 바뀌는 것이 특징이다. <text:s/>위의 코드를 넣어서 값을 바꿧 으므로 활성화된 인터럽트 전부가 0으로 바뀌는 상황이 벌어지기 때문에 인터럽트가 발생 하지 않았다.</text:p>
      <text:p text:style-name="Standard"/>
      <text:p text:style-name="Standard"/>
      <text:p text:style-name="Standard"/>
      <text:p text:style-name="Standard"/>
      <text:p text:style-name="Standard"><text:soft-page-break/></text:p>
      <text:p text:style-name="P34">새로 발견한 문제점</text:p>
      <text:p text:style-name="P34">nested interrupt가 발생은 하지만 정상적으로 복귀하지 못하는 현상 발생</text:p>
      <text:p text:style-name="P34"><text:span text:style-name="T13">asm</text:span><text:span text:style-name="T11">(</text:span><text:span text:style-name="T14">" </text:span><text:span text:style-name="T15">msr</text:span><text:span text:style-name="T14"> cpsr_csxf, r0 "</text:span><text:span text:style-name="T11">);</text:span></text:p>
      <text:p text:style-name="P34">cpsr 레지스터 정보를 복구하는 inline assembly 명령어에서 irq→system mode로 전환되는 것을 확인</text:p>
      <text:p text:style-name="P36">그냥 어셈블리 언어 코드에서는 mode가 바뀌지 않음.</text:p>
      <text:p text:style-name="P34">이 명령어 이후 다시 모드 전환을 할 필요 존재.</text:p>
      <text:p text:style-name="P37"/>
      <text:p text:style-name="P37"/>
      <text:p text:style-name="P38">2019/06/14</text:p>
      <text:p text:style-name="P38">복귀코드를 inline assembly로 c dispatcher에 작성했었는데 이것은 잘못된 선택이었다.</text:p>
      <text:p text:style-name="P38">C disaptcher에서 복귀해야 내가 의도한 상태의 레지스터 상태로 돌아오므로 함수를 <text:span text:style-name="T16">int 를 반환 하게끔하고 <text:s/>interrupt level을 반환하게끔 수정했다.</text:span></text:p>
      <text:p text:style-name="P39"/>
      <text:p text:style-name="P39">Nested interrupt가 처음 1번만 되는 버그를 발견 원인은 interrupt disable 상태에서 cpsr을 저장하고 나중에 인터럽트가 끝나고 복구하면 당연히 disable상태의 cpsr이 복구되므로 처음 1번만 nested하고 그 후 부터는 nested interrupt가 아니게 된다.</text:p>
      <text:p text:style-name="P39"/>
      <text:p text:style-name="P40">예제 코드를 건드려 봤을때 nested interrupt 복귀 불가 문제가 발생.</text:p>
      <text:p text:style-name="P40"/>
      <text:p text:style-name="P41">FreeRTOS nested interrupt 예제 이식 어느 정도 성공</text:p>
      <text:p text:style-name="P41">하지만 user stack 기반으로 동작하기 때문에 task에 많은 스택 공간을 할당해주어야 하는 단점이 존재.</text:p>
      <text:p text:style-name="P41">간혹 <text:span text:style-name="T17">prefetch abort가 발생하는 문제 존재.</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Monospace" svg:font-family="Monospace"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Nimbus Roman No9 L"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7T09:34:28.682318916</meta:creation-date>
    <dc:date>2019-06-14T17:23:31.624475959</dc:date>
    <meta:editing-duration>P1DT17H24M28S</meta:editing-duration>
    <meta:editing-cycles>41</meta:editing-cycles>
    <meta:generator>LibreOffice/5.1.6.2$Linux_X86_64 LibreOffice_project/10m0$Build-2</meta:generator>
    <meta:document-statistic meta:table-count="0" meta:image-count="0" meta:object-count="0" meta:page-count="4" meta:paragraph-count="86" meta:word-count="2356" meta:character-count="4683" meta:non-whitespace-character-count="3863"/>
  </office:meta>
</office:document-meta>
</file>